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172in" svg:height="2.9386in" svg:x="4.4642in" svg:y="5.5134in">
            <draw:object draw:notify-on-update-of-ranges="Sheet1.F27:Sheet1.F30 Sheet1.G26:Sheet1.G26 Sheet1.G27:Sheet1.G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172in" svg:height="2.9386in" svg:x="10.1146in" svg:y="5.5217in">
            <draw:object draw:notify-on-update-of-ranges="Sheet1.L27:Sheet1.L30 Sheet1.M26:Sheet1.M26 Sheet1.M27:Sheet1.M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s</text:p>
          </table:table-cell>
          <table:table-cell office:value-type="string" calcext:value-type="string">
            <text:p>speed (sent)</text:p>
          </table:table-cell>
          <table:table-cell office:value-type="string" calcext:value-type="string">
            <text:p>speed (received)</text:p>
          </table:table-cell>
          <table:table-cell office:value-type="string" calcext:value-type="string">
            <text:p>start (millis)</text:p>
          </table:table-cell>
          <table:table-cell office:value-type="string" calcext:value-type="string">
            <text:p>end (millis)</text:p>
          </table:table-cell>
          <table:table-cell office:value-type="string" calcext:value-type="string">
            <text:p>time (millis)</text:p>
          </table:table-cell>
          <table:table-cell office:value-type="string" calcext:value-type="string">
            <text:p>frequency (hz)</text:p>
          </table:table-cell>
          <table:table-cell office:value-type="string" calcext:value-type="string">
            <text:p>rad/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409" calcext:value-type="float">
            <text:p>12409</text:p>
          </table:table-cell>
          <table:table-cell office:value-type="float" office:value="77943" calcext:value-type="float">
            <text:p>77943</text:p>
          </table:table-cell>
          <table:table-cell table:formula="of:=[.J9]-[.I9]" office:value-type="float" office:value="65534" calcext:value-type="float">
            <text:p>65534</text:p>
          </table:table-cell>
          <table:table-cell table:style-name="ce2" table:formula="of:=[.G9]/([.K9]/1000)" office:value-type="float" office:value="0.152592547379986" calcext:value-type="float">
            <text:p>0.1526</text:p>
          </table:table-cell>
          <table:table-cell table:style-name="ce2" table:formula="of:=[.L9]*2*PI()" office:value-type="float" office:value="0.958767251683033" calcext:value-type="float">
            <text:p>0.9588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195" calcext:value-type="float">
            <text:p>7195</text:p>
          </table:table-cell>
          <table:table-cell office:value-type="float" office:value="69610" calcext:value-type="float">
            <text:p>69610</text:p>
          </table:table-cell>
          <table:table-cell table:formula="of:=[.J10]-[.I10]" office:value-type="float" office:value="62415" calcext:value-type="float">
            <text:p>62415</text:p>
          </table:table-cell>
          <table:table-cell table:style-name="ce2" table:formula="of:=[.G10]/([.K10]/1000)" office:value-type="float" office:value="0.320435792678042" calcext:value-type="float">
            <text:p>0.3204</text:p>
          </table:table-cell>
          <table:table-cell table:style-name="ce2" table:formula="of:=[.L10]*2*PI()" office:value-type="float" office:value="2.01335746444912" calcext:value-type="float">
            <text:p>2.013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582" calcext:value-type="float">
            <text:p>6582</text:p>
          </table:table-cell>
          <table:table-cell office:value-type="float" office:value="67261" calcext:value-type="float">
            <text:p>67261</text:p>
          </table:table-cell>
          <table:table-cell table:formula="of:=[.J11]-[.I11]" office:value-type="float" office:value="60679" calcext:value-type="float">
            <text:p>60679</text:p>
          </table:table-cell>
          <table:table-cell table:style-name="ce2" table:formula="of:=[.G11]/([.K11]/1000)" office:value-type="float" office:value="0.824008306003725" calcext:value-type="float">
            <text:p>0.8240</text:p>
          </table:table-cell>
          <table:table-cell table:style-name="ce2" table:formula="of:=[.L11]*2*PI()" office:value-type="float" office:value="5.17739688127654" calcext:value-type="float">
            <text:p>5.177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520" calcext:value-type="float">
            <text:p>2520</text:p>
          </table:table-cell>
          <table:table-cell office:value-type="float" office:value="62644" calcext:value-type="float">
            <text:p>62644</text:p>
          </table:table-cell>
          <table:table-cell table:formula="of:=[.J12]-[.I12]" office:value-type="float" office:value="60124" calcext:value-type="float">
            <text:p>60124</text:p>
          </table:table-cell>
          <table:table-cell table:style-name="ce2" table:formula="of:=[.G12]/([.K12]/1000)" office:value-type="float" office:value="1.66322932605948" calcext:value-type="float">
            <text:p>1.6632</text:p>
          </table:table-cell>
          <table:table-cell table:style-name="ce2" table:formula="of:=[.L12]*2*PI()" office:value-type="float" office:value="10.4503780639671" calcext:value-type="float">
            <text:p>10.45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905" calcext:value-type="float">
            <text:p>1905</text:p>
          </table:table-cell>
          <table:table-cell office:value-type="float" office:value="42110" calcext:value-type="float">
            <text:p>42110</text:p>
          </table:table-cell>
          <table:table-cell table:formula="of:=[.J13]-[.I13]" office:value-type="float" office:value="40205" calcext:value-type="float">
            <text:p>40205</text:p>
          </table:table-cell>
          <table:table-cell table:style-name="ce2" table:formula="of:=[.G13]/([.K13]/1000)" office:value-type="float" office:value="3.73087924387514" calcext:value-type="float">
            <text:p>3.7309</text:p>
          </table:table-cell>
          <table:table-cell table:style-name="ce2" table:formula="of:=[.L13]*2*PI()" office:value-type="float" office:value="23.4418056479776" calcext:value-type="float">
            <text:p>23.4418</text:p>
          </table:table-cell>
          <table:table-cell office:value-type="string" calcext:value-type="string">
            <text:p>Non-linear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3684" calcext:value-type="float">
            <text:p>3684</text:p>
          </table:table-cell>
          <table:table-cell office:value-type="float" office:value="33744" calcext:value-type="float">
            <text:p>33744</text:p>
          </table:table-cell>
          <table:table-cell table:formula="of:=[.J14]-[.I14]" office:value-type="float" office:value="30060" calcext:value-type="float">
            <text:p>30060</text:p>
          </table:table-cell>
          <table:table-cell table:style-name="ce2" table:formula="of:=[.G14]/([.K14]/1000)" office:value-type="float" office:value="6.65335994677312" calcext:value-type="float">
            <text:p>6.6534</text:p>
          </table:table-cell>
          <table:table-cell table:style-name="ce2" table:formula="of:=[.L14]*2*PI()" office:value-type="float" office:value="41.804293460942" calcext:value-type="float">
            <text:p>41.8043</text:p>
          </table:table-cell>
          <table:table-cell office:value-type="string" calcext:value-type="string">
            <text:p>Non-linear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202" calcext:value-type="float">
            <text:p>4202</text:p>
          </table:table-cell>
          <table:table-cell office:value-type="float" office:value="30424" calcext:value-type="float">
            <text:p>30424</text:p>
          </table:table-cell>
          <table:table-cell table:formula="of:=[.J15]-[.I15]" office:value-type="float" office:value="26222" calcext:value-type="float">
            <text:p>26222</text:p>
          </table:table-cell>
          <table:table-cell table:style-name="ce2" table:formula="of:=[.G15]/([.K15]/1000)" office:value-type="float" office:value="19.0679582030356" calcext:value-type="float">
            <text:p>19.0680</text:p>
          </table:table-cell>
          <table:table-cell table:style-name="ce2" table:formula="of:=[.L15]*2*PI()" office:value-type="float" office:value="119.807514819228" calcext:value-type="float">
            <text:p>119.8075</text:p>
          </table:table-cell>
          <table:table-cell office:value-type="string" calcext:value-type="string">
            <text:p>Non-linear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nd to robot</text:p>
          </table:table-cell>
          <table:table-cell office:value-type="string" calcext:value-type="string">
            <text:p>rad/s to speed</text:p>
          </table:table-cell>
          <table:table-cell table:number-columns-repeated="4"/>
          <table:table-cell office:value-type="string" calcext:value-type="string">
            <text:p>receive from robot</text:p>
          </table:table-cell>
          <table:table-cell office:value-type="string" calcext:value-type="string">
            <text:p>speed to rad/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ad/s</text:p>
          </table:table-cell>
          <table:table-cell office:value-type="string" calcext:value-type="string">
            <text:p>speed (sent)</text:p>
          </table:table-cell>
          <table:table-cell table:number-columns-repeated="4"/>
          <table:table-cell office:value-type="string" calcext:value-type="string">
            <text:p>speed (received)</text:p>
          </table:table-cell>
          <table:table-cell office:value-type="string" calcext:value-type="string">
            <text:p>rad/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0.958767251683033" calcext:value-type="float">
            <text:p>0.958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2" office:value-type="float" office:value="0.958767251683033" calcext:value-type="float">
            <text:p>0.9588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2.01335746444912" calcext:value-type="float">
            <text:p>2.0134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" office:value-type="float" office:value="2.01335746444912" calcext:value-type="float">
            <text:p>2.013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5.17739688127654" calcext:value-type="float">
            <text:p>5.1774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style-name="ce2" office:value-type="float" office:value="5.17739688127654" calcext:value-type="float">
            <text:p>5.177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10.4503780639671" calcext:value-type="float">
            <text:p>10.4504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style-name="ce2" office:value-type="float" office:value="10.4503780639671" calcext:value-type="float">
            <text:p>10.4504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2"/>
          <table:table-cell table:number-columns-repeated="6"/>
          <table:table-cell table:style-name="ce2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 office:value-type="float" office:value="67" calcext:value-type="float">
            <text:p>67</text:p>
          </table:table-cell>
          <table:table-cell table:number-columns-repeated="100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9:00:11.925977005</meta:creation-date>
    <dc:date>2024-02-25T01:43:21.992340604</dc:date>
    <meta:editing-duration>PT2H56M55S</meta:editing-duration>
    <meta:editing-cycles>7</meta:editing-cycles>
    <meta:generator>LibreOffice/7.3.7.2$Linux_X86_64 LibreOffice_project/30$Build-2</meta:generator>
    <meta:document-statistic meta:table-count="1" meta:cell-count="9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3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8cm" svg:height="7.465cm" xlink:href=".." xlink:type="simple" chart:class="chart:scatter" chart:style-name="ch1">
        <chart:plot-area chart:style-name="ch2" table:cell-range-address="Sheet1.F27:Sheet1.G30 Sheet1.G26:Sheet1.G26" chart:data-source-has-labels="row" svg:x="0.211cm" svg:y="0.149cm" svg:width="10.176cm" svg:height="7.167cm">
          <chart:coordinate-region svg:x="1.018cm" svg:y="0.348cm" svg:width="8.759cm" svg:height="6.3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G27:Sheet1.G30" chart:label-cell-address="Sheet1.G26:Sheet1.G26" chart:class="chart:scatter">
            <chart:domain table:cell-range-address="Sheet1.F27:Sheet1.F30"/>
            <chart:regression-curve chart:style-name="ch7">
              <chart:equation chart:display-equation="true" chart:display-r-square="false" svg:x="1.278cm" svg:y="0.579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peed (sent)</text:p>
                <draw:g>
                  <svg:desc>Sheet1.G26:Sheet1.G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8767251683033">
                <text:p>0.958767251683033</text:p>
                <draw:g>
                  <svg:desc>Sheet1.F27:Sheet1.F30</svg:desc>
                </draw:g>
              </table:table-cell>
              <table:table-cell office:value-type="float" office:value="10">
                <text:p>10</text:p>
                <draw:g>
                  <svg:desc>Sheet1.G27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1335746444912">
                <text:p>2.013357464449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7739688127654">
                <text:p>5.177396881276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503780639671">
                <text:p>10.450378063967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3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8cm" svg:height="7.465cm" xlink:href=".." xlink:type="simple" chart:class="chart:scatter" chart:style-name="ch1">
        <chart:plot-area chart:style-name="ch2" table:cell-range-address="Sheet1.L27:Sheet1.M30 Sheet1.M26:Sheet1.M26" chart:data-source-has-labels="row" svg:x="0.211cm" svg:y="0.149cm" svg:width="10.176cm" svg:height="7.167cm">
          <chart:coordinate-region svg:x="1.679cm" svg:y="0.348cm" svg:width="8.428cm" svg:height="6.3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M27:Sheet1.M30" chart:label-cell-address="Sheet1.M26:Sheet1.M26" chart:class="chart:scatter">
            <chart:domain table:cell-range-address="Sheet1.L27:Sheet1.L30"/>
            <chart:regression-curve chart:style-name="ch7">
              <chart:equation chart:display-equation="true" chart:display-r-square="false" svg:x="1.563cm" svg:y="0.40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d/s</text:p>
                <draw:g>
                  <svg:desc>Sheet1.M26:Sheet1.M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L27:Sheet1.L30</svg:desc>
                </draw:g>
              </table:table-cell>
              <table:table-cell office:value-type="float" office:value="0.958767251683033">
                <text:p>0.958767251683033</text:p>
                <draw:g>
                  <svg:desc>Sheet1.M27:Sheet1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.01335746444912">
                <text:p>2.01335746444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5.17739688127654">
                <text:p>5.17739688127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10.4503780639671">
                <text:p>10.4503780639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